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305cm" draw:marker-start-width="1.117cm" draw:marker-end-width="1.117cm" draw:textarea-horizontal-align="justify" draw:textarea-vertical-align="middle" draw:auto-grow-height="false" fo:min-height="0.843cm" fo:min-width="3.133cm" fo:padding-top="0.277cm" fo:padding-bottom="0.277cm" fo:padding-left="0.402cm" fo:padding-right="0.402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5.469cm"/>
    </style:style>
    <style:style style:name="gr4" style:family="graphic" style:parent-style-name="standard">
      <style:graphic-properties draw:stroke="solid" svg:stroke-color="#000000" draw:fill="none" draw:fill-color="#ffffff" fo:min-height="12.823cm"/>
    </style:style>
    <style:style style:name="gr5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5.469cm" fo:wrap-option="wrap"/>
    </style:style>
    <style:style style:name="gr7" style:family="graphic" style:parent-style-name="standard">
      <style:graphic-properties draw:stroke="dash" draw:stroke-dash="Ultrafine_20_Dashed" svg:stroke-color="#000000" draw:fill="solid" draw:fill-color="#fff9ae" draw:fill-hatch-solid="false" draw:opacity="100%" fo:min-height="0.712cm" draw:shadow-opacity="100%"/>
    </style:style>
    <style:style style:name="gr8" style:family="graphic" style:parent-style-name="standard">
      <style:graphic-properties draw:stroke="solid" svg:stroke-color="#000000" draw:fill="none" draw:fill-color="#ffffff" fo:min-height="8.533cm"/>
    </style:style>
    <style:style style:name="gr9" style:family="graphic" style:parent-style-name="standard">
      <style:graphic-properties draw:stroke="solid" svg:stroke-color="#000000" draw:fill="none" draw:fill-color="#ffffff" fo:min-height="5.465cm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5.977cm"/>
    </style:style>
    <style:style style:name="gr11" style:family="graphic" style:parent-style-name="standard">
      <style:graphic-properties draw:stroke="solid" svg:stroke-color="#000000" draw:fill="none" draw:fill-color="#ffffff" fo:min-height="1.779cm"/>
    </style:style>
    <style:style style:name="gr12" style:family="graphic" style:parent-style-name="standard">
      <style:graphic-properties draw:stroke="solid" svg:stroke-color="#000000" draw:fill="none" draw:fill-color="#ffffff" fo:min-height="29.058cm"/>
    </style:style>
    <style:style style:name="gr13" style:family="graphic" style:parent-style-name="standard">
      <style:graphic-properties draw:stroke="solid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212cm" svg:y1="53.403cm" svg:x2="58.186cm" svg:y2="56.07cm">
          <text:p/>
        </draw:line>
        <draw:custom-shape draw:style-name="gr2" draw:text-style-name="P1" draw:layer="layout" svg:width="3.937cm" svg:height="1.397cm" svg:x="9.875cm" svg:y="2.197cm">
          <text:p text:style-name="P1">setup(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937cm" svg:height="1.397cm" svg:x="9.768cm" svg:y="31.563cm">
          <text:p text:style-name="P1">loop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1.736cm" svg:y1="33.141cm" svg:x2="11.736cm" svg:y2="35.3cm">
          <text:p/>
        </draw:line>
        <draw:custom-shape draw:style-name="gr3" draw:text-style-name="P1" draw:layer="layout" svg:width="5.969cm" svg:height="2.159cm" svg:x="8.731cm" svg:y="35.337cm">
          <text:p text:style-name="P1">getStatus()</text:p>
          <draw:enhanced-geometry svg:viewBox="0 0 21600 21600" draw:type="rectangle" draw:enhanced-path="M 0 0 L 21600 0 21600 21600 0 21600 0 0 Z N"/>
        </draw:custom-shape>
        <draw:frame draw:style-name="gr4" draw:layer="layout" svg:width="35.56cm" svg:height="15.203cm" svg:x="23.971cm" svg:y="35.21cm">
          <draw:text-box>
            <text:p>Every 10 seconds, update component status/health</text:p>
            <text:p><text:s/>- Using get commands, get the chiller's</text:p>
            <text:p><text:tab/>- status, running, set-point and circulating temperatures, on-line/off-line</text:p>
            <text:p><text:tab/>- update the chiller's health statistics</text:p>
            <text:p/>
            <text:p><text:s/>- Using get commands, get each TEC's</text:p>
            <text:p><text:tab/>- status, running, set-point and object temperatures, on-line/offline</text:p>
            <text:p><text:tab/>- update each TEC's health statistics</text:p>
            <text:p/>
            <text:p>- Take a humidity sample</text:p>
            <text:p><text:tab/>- keep a running average of samples over the past 6 seconds</text:p>
            <text:p/>
            <text:p/>
            <text:p>Using the fetched/updated component information</text:p>
            <text:p><text:s/>- update the on/off LED</text:p>
            <text:p><text:s/>- fault/no-fault LED</text:p>
            <text:p><text:s/>- update LCD display contents (see manageLCD() below for details)</text:p>
            <text:p><text:s/>- shutdown the system due to any failure, i.e. chiller not on or chiller comm failure results in TECs being shutdown</text:p>
            <text:p><text:s/>- humidity high event causes chiller and TECs to be shutdown</text:p>
            <text:p><text:s/>- enable/disable on/off button and/or the humidity knob</text:p>
            <text:p/>
          </draw:text-box>
        </draw:frame>
        <draw:line draw:style-name="gr5" draw:text-style-name="P1" draw:layer="layout" svg:x1="23.844cm" svg:y1="36.48cm" svg:x2="14.7cm" svg:y2="36.48cm">
          <text:p/>
        </draw:line>
        <draw:line draw:style-name="gr1" draw:text-style-name="P1" draw:layer="layout" svg:x1="11.779cm" svg:y1="37.496cm" svg:x2="11.668cm" svg:y2="51.165cm">
          <text:p/>
        </draw:line>
        <draw:custom-shape draw:style-name="gr3" draw:text-style-name="P1" draw:layer="layout" svg:width="5.969cm" svg:height="2.159cm" svg:x="8.974cm" svg:y="51.165cm">
          <text:p text:style-name="P1">handlMsgs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2.159cm" svg:x="6.715cm" svg:y="55.991cm">
          <text:p text:style-name="P1">Switch, knob, dial</text:p>
          <text:p text:style-name="P1">operation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69cm" svg:height="2.794cm" svg:x="23.369cm" svg:y="55.883cm">
          <text:p text:style-name="P1">Set / Get</text:p>
          <text:p text:style-name="P1">Chiller set point() or circulating temperatu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69cm" svg:height="2.159cm" svg:x="33.15cm" svg:y="56.118cm">
          <text:p text:style-name="P1">Set / Get</text:p>
          <text:p text:style-name="P1">a TEC set point or object temper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969cm" svg:height="2.159cm" svg:x="14.261cm" svg:y="56.118cm">
          <text:p text:style-name="P1">Get stat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969cm" svg:height="2.159cm" svg:x="43.158cm" svg:y="56.118cm">
          <text:p text:style-name="P1">Turn on / off TEC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049cm" svg:y1="53.324cm" svg:x2="9.763cm" svg:y2="56.118cm">
          <text:p/>
        </draw:line>
        <draw:line draw:style-name="gr1" draw:text-style-name="P1" draw:layer="layout" svg:x1="12.049cm" svg:y1="53.451cm" svg:x2="17.038cm" svg:y2="56.07cm">
          <text:p/>
        </draw:line>
        <draw:line draw:style-name="gr1" draw:text-style-name="P1" draw:layer="layout" svg:x1="12.049cm" svg:y1="53.324cm" svg:x2="26.309cm" svg:y2="55.883cm">
          <text:p/>
        </draw:line>
        <draw:line draw:style-name="gr1" draw:text-style-name="P1" draw:layer="layout" svg:x1="12.049cm" svg:y1="53.324cm" svg:x2="36.215cm" svg:y2="56.07cm">
          <text:p/>
        </draw:line>
        <draw:line draw:style-name="gr1" draw:text-style-name="P1" draw:layer="layout" svg:x1="12.049cm" svg:y1="53.324cm" svg:x2="46.248cm" svg:y2="56.07cm">
          <text:p/>
        </draw:line>
        <draw:frame draw:style-name="gr7" draw:layer="layout" svg:width="23.114cm" svg:height="0.963cm" svg:x="13.228cm" svg:y="54.086cm">
          <draw:text-box>
            <text:p>Messages from the controlling PC</text:p>
          </draw:text-box>
        </draw:frame>
        <draw:frame draw:style-name="gr7" draw:layer="layout" svg:width="5.588cm" svg:height="0.963cm" svg:x="6.969cm" svg:y="54.086cm">
          <draw:text-box>
            <text:p>Switches on box</text:p>
          </draw:text-box>
        </draw:frame>
        <draw:frame draw:style-name="gr8" draw:layer="layout" svg:width="6.731cm" svg:height="8.795cm" svg:x="6.461cm" svg:y="59.039cm">
          <draw:text-box>
            <text:p>Switches/knobs/dials on box</text:p>
            <text:p/>
            <text:p>1. on / off:</text:p>
            <text:p><text:s/>- on, do startUp</text:p>
            <text:p><text:s/>- off, do shutDown</text:p>
            <text:p/>
            <text:p>2. adjust humidity threshold</text:p>
            <text:p/>
            <text:p>In borh cases update the LCD as needed</text:p>
          </draw:text-box>
        </draw:frame>
        <draw:frame draw:style-name="gr8" draw:layer="layout" svg:width="8.418cm" svg:height="8.783cm" svg:x="14.081cm" svg:y="59.039cm">
          <draw:text-box>
            <text:p>Return sub-system status – these were gotten via getStatus() above</text:p>
            <text:p/>
            <text:p><text:s/>- humidity alert present</text:p>
            <text:p><text:s/>- all TECs running</text:p>
            <text:p><text:s/>- chiller on-line</text:p>
          </draw:text-box>
        </draw:frame>
        <draw:frame draw:style-name="gr8" draw:layer="layout" svg:width="8.982cm" svg:height="8.795cm" svg:x="23.287cm" svg:y="58.912cm">
          <draw:text-box>
            <text:p>1. Set chiller set point</text:p>
            <text:p><text:s/>- use the Huber General Command to set the set point</text:p>
            <text:p><text:s/>- return response : ack / nack</text:p>
            <text:p/>
            <text:p/>
            <text:p>2. Get chiller set point</text:p>
            <text:p><text:s/>- return last SetPoint from getStatus() above</text:p>
            <text:p/>
            <text:p>3. Get the chiller circulating temperature</text:p>
          </draw:text-box>
        </draw:frame>
        <draw:frame draw:style-name="gr8" draw:layer="layout" svg:width="9.18cm" svg:height="8.783cm" svg:x="33.097cm" svg:y="58.892cm">
          <draw:text-box>
            <text:p>1. Set a TEC set point</text:p>
            <text:p><text:s/>- use meerstetter commands</text:p>
            <text:p>- return response : ack / nack </text:p>
            <text:p/>
            <text:p>2. Get TEC set piont</text:p>
            <text:p><text:s/>- return last temperature from getStatus() above</text:p>
            <text:p/>
            <text:p>3. get a TEC's object temperature</text:p>
          </draw:text-box>
        </draw:frame>
        <draw:frame draw:style-name="gr8" draw:layer="layout" svg:width="10.922cm" svg:height="8.795cm" svg:x="43.005cm" svg:y="58.892cm">
          <draw:text-box>
            <text:p>1. Turn on all TECs</text:p>
            <text:p><text:s/>- use meerstetter commands to turn on all TECs</text:p>
            <text:p><text:s/>- if at most 1 TEC fails to turn on return NACK [ and shutDown() <text:s/>?]</text:p>
            <text:p/>
            <text:p text:style-name="P2"><text:s/>2. Turn off all TECs</text:p>
            <text:p text:style-name="P2"><text:s/>- use meerstetter commands to turn off all TECs</text:p>
            <text:p text:style-name="P2"><text:s/>- if at most 1 TEC fails to turn off return NACK, else return ACK</text:p>
            <text:p/>
          </draw:text-box>
        </draw:frame>
        <draw:custom-shape draw:style-name="gr3" draw:text-style-name="P1" draw:layer="layout" svg:width="5.969cm" svg:height="2.159cm" svg:x="8.838cm" svg:y="5.582cm">
          <text:p text:style-name="P1">initSystem(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1.825cm" svg:y1="6.725cm" svg:x2="14.807cm" svg:y2="6.725cm">
          <text:p/>
        </draw:line>
        <draw:frame draw:style-name="gr9" draw:layer="layout" svg:width="16.764cm" svg:height="7.371cm" svg:x="31.825cm" svg:y="3.804cm">
          <draw:text-box>
            <text:p>Initialize system states to all offline, getStatus() will update them</text:p>
            <text:p><text:s/>- chiller offline</text:p>
            <text:p><text:s/>- humidity sensor offline</text:p>
            <text:p><text:s/>- TECs offline</text:p>
            <text:p><text:s/>- LCD offline</text:p>
            <text:p><text:s/>- state UNKNOWN</text:p>
            <text:p/>
            <text:p>Configure start/stop button and LED, fault/no-fault LED, and the rotary encoder</text:p>
          </draw:text-box>
        </draw:frame>
        <draw:custom-shape draw:style-name="gr10" draw:text-style-name="P1" draw:layer="layout" svg:width="8.346cm" svg:height="2.159cm" svg:x="7.815cm" svg:y="11.541cm">
          <text:p text:style-name="P1">setInitialHumidityThreshol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1.952cm" svg:y1="12.684cm" svg:x2="16.113cm" svg:y2="12.684cm">
          <text:p/>
        </draw:line>
        <draw:frame draw:style-name="gr11" draw:layer="layout" svg:width="16.764cm" svg:height="2.029cm" svg:x="31.861cm" svg:y="11.657cm">
          <draw:text-box>
            <text:p><text:s/>Take a humidity sample, set the threshold 10% above this reading</text:p>
          </draw:text-box>
        </draw:frame>
        <draw:custom-shape draw:style-name="gr3" draw:text-style-name="P1" xml:id="id1" draw:id="id1" draw:layer="layout" svg:width="5.969cm" svg:height="2.159cm" svg:x="8.881cm" svg:y="76.076cm">
          <text:p text:style-name="P1">manageLCD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0.692cm" svg:y1="77.243cm" svg:x2="14.877cm" svg:y2="77.219cm">
          <text:p/>
        </draw:line>
        <draw:frame draw:style-name="gr12" draw:layer="layout" svg:width="42.545cm" svg:height="29.308cm" svg:x="20.739cm" svg:y="76.057cm">
          <draw:text-box>
            <text:p><text:s/>- There are 5 categories of messages displayed on the LCD, each category gets 3 seconds of display time.</text:p>
            <text:p><text:s/>- If there is a high humidity or humidity sensor failure, the message “***HUMIDITY ALERT*** is constantly displayed. <text:s/>When the failure is cleared, normal operation is resumed.</text:p>
            <text:p><text:s/>- Normal operation rotates through these messages. <text:s text:c="2"/>‘system status’ column is always displayed. The ‘fail reason’ column is displayed only while there is ‘some thing’ bad. <text:s/>For example, if the chiller becomes unreachable, ‘system status’ would be ‘SYS shutdown’, w/ fail reason, ‘SYS FAILURE’ and the chiller would be ‘CHL STOPPED’ and CHL COM FAILURE’ . </text:p>
            <text:p>Category <text:s text:c="24"/>system status <text:s text:c="32"/>fail reasons (only when there is a failure)</text:p>
            <text:p>----------------------------------------------------------------------------------------------------------------------------------------------------</text:p>
            <text:p>Overall System <text:s text:c="13"/>SYS initializing <text:s text:c="32"/>SYS START FAIL – some startup failure</text:p>
            <text:p><text:s text:c="38"/>SYS ready <text:s text:c="38"/>SYS FAILURE <text:s text:c="4"/>- <text:s/>some run time failure</text:p>
            <text:p><text:s text:c="38"/>SYS running</text:p>
            <text:p><text:s text:c="38"/>SYS shutdown</text:p>
            <text:p/>
            <text:p>TEC <text:s text:c="30"/>TEC stop <text:s text:c="41"/>TEC COM FAILURE</text:p>
            <text:p><text:s text:c="38"/>TEC run</text:p>
            <text:p><text:s text:c="38"/>(these include each TEC’s set point – only shows 3 TECs)</text:p>
            <text:p/>
            <text:p>Chiller <text:s text:c="27"/>CHL running <text:s text:c="36"/>CHL COMM FAILURE</text:p>
            <text:p><text:s text:c="38"/>CHL stopped</text:p>
            <text:p><text:s text:c="38"/>(these include set point and current temperature)</text:p>
            <text:p/>
            <text:p>Humidity <text:s text:c="24"/>Humidity X <text:s/>Threshold Y <text:s text:c="17"/>*** HUMIDITY ALERT *** <text:s/></text:p>
            <text:p><text:s text:c="95"/>SENSOR FAILURE</text:p>
          </draw:text-box>
        </draw:frame>
        <draw:line draw:style-name="gr1" draw:text-style-name="P1" draw:layer="layout" svg:x1="12.013cm" svg:y1="7.731cm" svg:x2="12.013cm" svg:y2="11.668cm">
          <text:p/>
        </draw:line>
        <draw:line draw:style-name="gr1" draw:text-style-name="P1" draw:layer="layout" svg:x1="11.795cm" svg:y1="17.002cm" svg:x2="11.795cm" svg:y2="18.78cm">
          <text:p/>
        </draw:line>
        <draw:custom-shape draw:style-name="gr3" draw:text-style-name="P1" draw:layer="layout" svg:width="5.969cm" svg:height="2.159cm" svg:x="54.884cm" svg:y="56.14cm">
          <text:p text:style-name="P1">Get / Set Threshold</text:p>
          <text:p text:style-name="P1">Get Humidit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0.922cm" svg:height="8.783cm" svg:x="54.249cm" svg:y="58.864cm">
          <draw:text-box>
            <text:p>1. Get humidity threshold</text:p>
            <text:p/>
            <text:p>2. Set humidity threshold</text:p>
            <text:p/>
            <text:p>3. Get current humidity</text:p>
            <text:p/>
          </draw:text-box>
        </draw:frame>
        <draw:frame draw:style-name="gr7" draw:layer="layout" svg:width="58.674cm" svg:height="0.963cm" svg:x="6.497cm" svg:y="68.824cm">
          <draw:text-box>
            <text:p>Processing continues with manageLCD()</text:p>
          </draw:text-box>
        </draw:frame>
        <draw:connector draw:style-name="gr1" draw:text-style-name="P1" draw:layer="layout" draw:line-skew="-2.934cm" svg:x1="8.881cm" svg:y1="77.155cm" svg:x2="9.768cm" svg:y2="32.261cm" draw:start-shape="id1" draw:start-glue-point="3" draw:end-shape="id2" draw:end-glue-point="3" svg:d="M8881 77155h-3436v-44894h4323">
          <text:p/>
        </draw:connector>
        <draw:line draw:style-name="gr1" draw:text-style-name="P1" draw:layer="layout" svg:x1="12.049cm" svg:y1="3.794cm" svg:x2="12.049cm" svg:y2="5.572cm">
          <text:p/>
        </draw:line>
        <draw:custom-shape draw:style-name="gr3" draw:text-style-name="P1" draw:layer="layout" svg:width="5.969cm" svg:height="2.159cm" svg:x="8.874cm" svg:y="14.824cm">
          <text:p text:style-name="P1">startChiller(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346cm" svg:height="2.159cm" svg:x="7.613cm" svg:y="18.818cm">
          <text:p text:style-name="P1">handleChillerStatus(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346cm" svg:height="2.159cm" svg:x="7.604cm" svg:y="22.744cm">
          <text:p text:style-name="P1">handleTECStatus()</text:p>
          <draw:enhanced-geometry svg:viewBox="0 0 21600 21600" draw:type="rectangle" draw:enhanced-path="M 0 0 L 21600 0 21600 21600 0 21600 0 0 Z N"/>
        </draw:custom-shape>
        <draw:frame draw:style-name="gr13" draw:layer="layout" svg:width="16.764cm" svg:height="2.286cm" svg:x="31.915cm" svg:y="18.78cm">
          <draw:text-box>
            <text:p>Derive the chiller status using get commands, set the chiller's running and on-line status</text:p>
          </draw:text-box>
        </draw:frame>
        <draw:line draw:style-name="gr5" draw:text-style-name="P1" draw:layer="layout" svg:x1="31.734cm" svg:y1="19.923cm" svg:x2="15.895cm" svg:y2="19.923cm">
          <text:p/>
        </draw:line>
        <draw:line draw:style-name="gr1" draw:text-style-name="P1" draw:layer="layout" svg:x1="11.768cm" svg:y1="20.939cm" svg:x2="11.768cm" svg:y2="22.717cm">
          <text:p/>
        </draw:line>
        <draw:frame draw:style-name="gr13" draw:layer="layout" svg:width="16.764cm" svg:height="3.099cm" svg:x="31.861cm" svg:y="22.717cm">
          <draw:text-box>
            <text:p>Derive the TECs status using get commands, set all the TEC's running and on-line status - all TECs are treated as a single unit, if one is not running, they are all not running, etc.</text:p>
          </draw:text-box>
        </draw:frame>
        <draw:line draw:style-name="gr5" draw:text-style-name="P1" draw:layer="layout" svg:x1="31.841cm" svg:y1="23.795cm" svg:x2="16.002cm" svg:y2="23.795cm">
          <text:p/>
        </draw:line>
        <draw:custom-shape draw:style-name="gr10" draw:text-style-name="P1" draw:layer="layout" svg:width="8.346cm" svg:height="2.159cm" svg:x="7.604cm" svg:y="26.673cm">
          <text:p text:style-name="P1">getHumidityLevel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741cm" svg:y1="24.922cm" svg:x2="11.741cm" svg:y2="26.7cm">
          <text:p/>
        </draw:line>
        <draw:line draw:style-name="gr5" draw:text-style-name="P1" draw:layer="layout" svg:x1="31.752cm" svg:y1="15.87cm" svg:x2="14.97cm" svg:y2="15.859cm">
          <text:p/>
        </draw:line>
        <draw:frame draw:style-name="gr11" draw:layer="layout" svg:width="16.764cm" svg:height="2.029cm" svg:x="31.861cm" svg:y="14.843cm">
          <draw:text-box>
            <text:p>Always start the chiller on boot up</text:p>
          </draw:text-box>
        </draw:frame>
        <draw:line draw:style-name="gr1" draw:text-style-name="P1" draw:layer="layout" svg:x1="11.795cm" svg:y1="13.6cm" svg:x2="11.795cm" svg:y2="14.87cm">
          <text:p/>
        </draw:line>
        <draw:line draw:style-name="gr1" draw:text-style-name="P1" draw:layer="layout" svg:x1="11.779cm" svg:y1="69.834cm" svg:x2="11.668cm" svg:y2="76.184cm">
          <text:p/>
        </draw:line>
        <draw:line draw:style-name="gr1" draw:text-style-name="P1" draw:layer="layout" svg:x1="11.668cm" svg:y1="28.813cm" svg:x2="11.668cm" svg:y2="31.48cm">
          <text:p/>
        </draw:line>
        <draw:frame draw:style-name="gr13" draw:layer="layout" svg:width="16.764cm" svg:height="2.286cm" svg:x="31.906cm" svg:y="26.654cm">
          <draw:text-box>
            <text:p>Take a humidity reading, keep a running average over the past 6 seconds.</text:p>
          </draw:text-box>
        </draw:frame>
        <draw:line draw:style-name="gr5" draw:text-style-name="P1" draw:layer="layout" svg:x1="31.725cm" svg:y1="27.797cm" svg:x2="15.886cm" svg:y2="27.7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bcc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66.0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9T20:50:01.528122731</meta:creation-date>
    <dc:date>2019-12-26T12:15:05.62</dc:date>
    <meta:editing-duration>PT5H50M45S</meta:editing-duration>
    <meta:editing-cycles>133</meta:editing-cycles>
    <meta:generator>OpenOffice/4.1.5$Win32 OpenOffice.org_project/415m1$Build-9789</meta:generator>
    <dc:creator>Mike Allport</dc:creator>
    <meta:document-statistic meta:object-count="59"/>
  </office:meta>
</office:document-meta>
</file>